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97289816" text:id="ct19728981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97289088" text:id="ct1972890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97307496" text:id="ct1973074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97302920" text:id="ct1973029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4568471510664757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5"/>
      <text:p text:style-name="P2"><text:change text:change-id="ct19728981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2"><text:change text:change-id="ct19728908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9730749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@@@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8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26"><text:span text:style-name="T7"/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28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28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7"/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עַל־צָפוֹן וִיאַבֵּד אֶת־אַשּׁוּר וְיָשֵׂם אֶת־נִינְוֵה לִשְׁמָמָה צִיָּה <text:soft-page-break/>כַּמִּדְבָּר</text:p>
          </table:table-cell>
          <table:table-cell table:style-name="表8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9"/>
      <text:p text:style-name="P21"/>
      <text:p text:style-name="P5">------------------------------------------------------------ TEMPLATE<text:change text:change-id="ct19730292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ext:soft-page-break/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9112795716837397792" text:style-name="L2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27T10:19:06.12</dc:date>
    <dc:creator>iwabuchi ken</dc:creator>
    <meta:editing-duration>P4DT2H23M9S</meta:editing-duration>
    <meta:editing-cycles>216</meta:editing-cycles>
    <meta:generator>OpenOffice/4.1.3$Win32 OpenOffice.org_project/413m1$Build-9783</meta:generator>
    <meta:document-statistic meta:table-count="13" meta:image-count="0" meta:object-count="0" meta:page-count="12" meta:paragraph-count="271" meta:word-count="1113" meta:character-count="6448"/>
  </office:meta>
</office:document-meta>
</file>